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angal1" svg:font-family="Mangal"/>
    <style:font-face style:name="OpenSymbol" svg:font-family="OpenSymbol"/>
    <style:font-face style:name="sans-serif" svg:font-family="sans-serif, Arial, Verdana,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5">
      <style:paragraph-properties fo:text-align="start" style:justify-single-word="false"/>
    </style:style>
    <style:style style:name="P2" style:family="paragraph" style:parent-style-name="Heading_20_5">
      <style:paragraph-properties fo:margin-left="0in" fo:margin-right="0in" style:line-height-at-least="0.2189in" fo:text-align="start" style:justify-single-word="false" fo:widows="1" fo:text-indent="0in" style:auto-text-indent="false"/>
    </style:style>
    <style:style style:name="P3" style:family="paragraph" style:parent-style-name="Text_20_body">
      <style:paragraph-properties style:line-height-at-least="0.2189in" fo:text-align="start" style:justify-single-word="false" fo:widows="1"/>
    </style:style>
    <style:style style:name="P4" style:family="paragraph" style:parent-style-name="Text_20_body" style:list-style-name="L1">
      <style:paragraph-properties style:line-height-at-least="0.2189in" fo:text-align="start" style:justify-single-word="false" fo:widows="1"/>
      <style:text-properties style:font-name="Times New Roman" fo:font-size="12pt" style:font-size-asian="12pt" style:font-size-complex="12pt"/>
    </style:style>
    <style:style style:name="P5" style:family="paragraph" style:parent-style-name="Text_20_body">
      <style:paragraph-properties fo:text-align="start" style:justify-single-word="false"/>
      <style:text-properties style:font-name="Times New Roman" fo:font-size="12pt" style:font-size-asian="12pt" style:font-size-complex="12pt"/>
    </style:style>
    <style:style style:name="P6" style:family="paragraph" style:parent-style-name="Text_20_body">
      <style:paragraph-properties fo:margin-left="0in" fo:margin-right="0in" style:line-height-at-least="0.2189in" fo:text-align="start" style:justify-single-word="false" fo:widows="1" fo:text-indent="0in" style:auto-text-indent="false"/>
    </style:style>
    <style:style style:name="P7" style:family="paragraph" style:parent-style-name="Text_20_body" style:list-style-name="L1">
      <style:paragraph-properties fo:margin-top="0in" fo:margin-bottom="0in" style:line-height-at-least="0.2189in" fo:text-align="start" style:justify-single-word="false" fo:widows="1"/>
      <style:text-properties fo:font-variant="normal" fo:text-transform="none" fo:color="#000000" style:font-name="Times New Roman" fo:font-size="12pt" fo:letter-spacing="normal" fo:font-style="normal" fo:font-weight="normal" style:font-size-asian="12pt" style:font-size-complex="12pt"/>
    </style:style>
    <style:style style:name="T1" style:family="text">
      <style:text-properties fo:font-variant="normal" fo:text-transform="none" fo:color="#484848" style:text-line-through-style="none" style:font-name="Arial1" fo:font-size="9pt" fo:letter-spacing="normal" fo:font-style="normal" style:text-underline-style="none" fo:font-weight="bold" style:text-blinking="false"/>
    </style:style>
    <style:style style:name="T2" style:family="text">
      <style:text-properties fo:font-variant="normal" fo:text-transform="none" fo:color="#484848" style:text-line-through-style="none" fo:font-size="9pt" fo:letter-spacing="normal" fo:font-style="normal" style:text-underline-style="none" fo:font-weight="bold" style:text-blinking="false"/>
    </style:style>
    <style:style style:name="T3" style:family="text">
      <style:text-properties fo:font-variant="normal" fo:text-transform="none" fo:color="#484848" style:text-line-through-style="none" style:font-name="Times New Roman" fo:font-size="9pt" fo:letter-spacing="normal" fo:font-style="normal" style:text-underline-style="none" fo:font-weight="bold" style:text-blinking="false"/>
    </style:style>
    <style:style style:name="T4" style:family="text">
      <style:text-properties fo:font-variant="normal" fo:text-transform="none" fo:color="#484848" style:text-line-through-style="none" style:font-name="Times New Roman" fo:letter-spacing="normal" fo:font-style="normal" style:text-underline-style="none" fo:font-weight="bold" style:text-blinking="false"/>
    </style:style>
    <style:style style:name="T5" style:family="text">
      <style:text-properties fo:font-variant="normal" fo:text-transform="none" fo:color="#484848" style:text-line-through-style="none" style:font-name="Times New Roman" fo:font-size="12pt" fo:letter-spacing="normal" fo:font-style="normal" style:text-underline-style="none" fo:font-weight="bold" style:text-blinking="false" style:font-size-asian="12pt" style:font-size-complex="12pt"/>
    </style:style>
    <style:style style:name="T6" style:family="text">
      <style:text-properties fo:font-variant="normal" fo:text-transform="none" fo:color="#006699" style:text-line-through-style="none" style:font-name="Arial1" fo:font-size="9pt" fo:letter-spacing="normal" fo:font-style="normal" style:text-underline-style="none" fo:font-weight="bold" style:text-blinking="false"/>
    </style:style>
    <style:style style:name="T7" style:family="text">
      <style:text-properties fo:font-variant="normal" fo:text-transform="none" fo:color="#006699" style:text-line-through-style="none" style:font-name="Arial1" fo:font-size="9pt" fo:letter-spacing="normal" fo:font-style="normal" style:text-underline-style="none" fo:font-weight="normal" style:text-blinking="false"/>
    </style:style>
    <style:style style:name="T8" style:family="text">
      <style:text-properties fo:font-variant="normal" fo:text-transform="none" fo:color="#006699" style:text-line-through-style="none" style:font-name="Arial1" fo:font-size="8.25pt" fo:letter-spacing="normal" fo:font-style="normal" style:text-underline-style="none" fo:font-weight="bold" style:text-blinking="false"/>
    </style:style>
    <style:style style:name="T9" style:family="text">
      <style:text-properties fo:font-variant="normal" fo:text-transform="none" fo:color="#006699" style:text-line-through-style="none" fo:font-size="9pt" fo:letter-spacing="normal" fo:font-style="normal" style:text-underline-style="none" fo:font-weight="bold" style:text-blinking="false"/>
    </style:style>
    <style:style style:name="T10" style:family="text">
      <style:text-properties fo:font-variant="normal" fo:text-transform="none" fo:color="#006699" style:text-line-through-style="none" style:font-name="Times New Roman" fo:font-size="9pt" fo:letter-spacing="normal" fo:font-style="normal" style:text-underline-style="none" fo:font-weight="bold" style:text-blinking="false"/>
    </style:style>
    <style:style style:name="T11" style:family="text">
      <style:text-properties fo:font-variant="normal" fo:text-transform="none" fo:color="#006699" style:text-line-through-style="none" style:font-name="Times New Roman" fo:letter-spacing="normal" fo:font-style="normal" style:text-underline-style="none" fo:font-weight="bold" style:text-blinking="false"/>
    </style:style>
    <style:style style:name="T12" style:family="text">
      <style:text-properties fo:font-variant="normal" fo:text-transform="none" fo:color="#006699" style:text-line-through-style="none" style:font-name="Times New Roman" fo:font-size="12pt" fo:letter-spacing="normal" fo:font-style="normal" style:text-underline-style="none" fo:font-weight="bold" style:text-blinking="false" style:font-size-asian="12pt" style:font-size-complex="12pt"/>
    </style:style>
    <style:style style:name="T13" style:family="text">
      <style:text-properties fo:font-variant="normal" fo:text-transform="none" fo:color="#006699" style:text-line-through-style="none" fo:letter-spacing="normal" fo:font-style="normal" style:text-underline-style="none" fo:font-weight="bold" style:text-blinking="false"/>
    </style:style>
    <style:style style:name="T14" style:family="text">
      <style:text-properties fo:font-variant="normal" fo:text-transform="none" fo:color="#000000" style:font-name="sans-serif" fo:font-size="9.75pt" fo:letter-spacing="normal" fo:font-style="normal" fo:font-weight="normal"/>
    </style:style>
    <style:style style:name="T15" style:family="text">
      <style:text-properties fo:font-variant="normal" fo:text-transform="none" fo:color="#000000" fo:font-size="9.75pt" fo:letter-spacing="normal" fo:font-style="normal" fo:font-weight="normal"/>
    </style:style>
    <style:style style:name="T16" style:family="text">
      <style:text-properties fo:font-variant="normal" fo:text-transform="none" fo:color="#000000" style:font-name="Times New Roman" fo:font-size="9.75pt" fo:letter-spacing="normal" fo:font-style="normal" fo:font-weight="normal"/>
    </style:style>
    <style:style style:name="T17" style:family="text">
      <style:text-properties fo:font-variant="normal" fo:text-transform="none" fo:color="#000000" style:font-name="Times New Roman" fo:letter-spacing="normal" fo:font-style="normal" fo:font-weight="normal"/>
    </style:style>
    <style:style style:name="T18" style:family="text">
      <style:text-properties fo:font-variant="normal" fo:text-transform="none" fo:color="#000000" style:font-name="Times New Roman" fo:font-size="12pt" fo:letter-spacing="normal" fo:font-style="normal" fo:font-weight="normal" style:font-size-asian="12pt" style:font-size-complex="12pt"/>
    </style:style>
    <style:style style:name="T19" style:family="text">
      <style:text-properties fo:font-variant="normal" fo:text-transform="none" fo:color="#000000" style:font-name="Times New Roman" fo:font-size="12pt" fo:letter-spacing="normal" fo:font-style="normal" fo:font-weight="normal" fo:background-color="#ff6600" style:font-size-asian="12pt" style:font-size-complex="12pt"/>
    </style:style>
    <style:style style:name="T20" style:family="text">
      <style:text-properties fo:font-variant="normal" fo:text-transform="none" fo:color="#000000" style:font-name="Times New Roman" fo:font-size="12pt" fo:letter-spacing="normal" fo:font-style="normal" fo:font-weight="normal" fo:background-color="#ffffff" style:font-size-asian="12pt" style:font-size-complex="12pt"/>
    </style:style>
    <style:style style:name="T21" style:family="text">
      <style:text-properties fo:font-variant="normal" fo:text-transform="none" fo:color="#000000" fo:letter-spacing="normal" fo:font-style="normal" fo:font-weight="normal"/>
    </style:style>
    <style:style style:name="T22" style:family="text">
      <style:text-properties fo:font-variant="normal" fo:text-transform="none" fo:color="#ff3333" style:font-name="Times New Roman" fo:font-size="12pt" fo:letter-spacing="normal" fo:font-style="normal" fo:font-weight="normal" fo:background-color="#ffffff" style:font-size-asian="12pt" style:font-size-complex="12pt"/>
    </style:style>
    <style:style style:name="T23" style:family="text">
      <style:text-properties fo:font-variant="normal" fo:text-transform="none" fo:color="#ff3333" style:font-name="Times New Roman" fo:font-size="12pt" fo:letter-spacing="normal" fo:font-style="normal" fo:font-weight="normal" style:font-size-asian="12pt" style:font-size-complex="12pt"/>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5"><text:span text:style-name="T5">1.</text:span><text:a xlink:type="simple" xlink:href="http://www.careerride.com/Struts-core-classes.aspx" text:style-name="Internet_20_link" text:visited-style-name="Visited_20_Internet_20_Link"><text:span text:style-name="T12">Explain the core classes of the Struts Framework.</text:span></text:a></text:h>
      <text:p text:style-name="P6"><text:span text:style-name="Strong_20_Emphasis"><text:span text:style-name="T18"><text:s/></text:span></text:span><text:span text:style-name="Strong_20_Emphasis"><text:span text:style-name="T23">Answer</text:span></text:span><text:span text:style-name="Strong_20_Emphasis"><text:span text:style-name="T18">:</text:span></text:span><text:span text:style-name="T18">The core classes of Struts framework are:<text:line-break/>ActionServlet, ActionForm, Action, Action Mapping, ActionForward<text:line-break/>2</text:span><text:span text:style-name="T5">.</text:span><text:a xlink:type="simple" xlink:href="http://www.careerride.com/Struts-drawbacks.aspx" text:style-name="Internet_20_link" text:visited-style-name="Visited_20_Internet_20_Link"><text:span text:style-name="T12">What are the drawbacks of Struts?</text:span></text:a></text:p>
      <text:p text:style-name="P6"><text:span text:style-name="Strong_20_Emphasis"><text:span text:style-name="T18"><text:s/></text:span></text:span><text:span text:style-name="Strong_20_Emphasis"><text:span text:style-name="T22">answer</text:span></text:span><text:span text:style-name="Strong_20_Emphasis"><text:span text:style-name="T18">:</text:span></text:span><text:span text:style-name="T18">Drawbacks of Struts:</text:span></text:p>
      <text:list xml:id="list107649741553231741" text:style-name="L1">
        <text:list-item>
          <text:p text:style-name="P7">No backward flow</text:p>
        </text:list-item>
        <text:list-item>
          <text:p text:style-name="P4"><text:span text:style-name="T21">Single controller servlet – Only one ActionServlet is available which may be an issue of scalability.........</text:span></text:p>
        </text:list-item>
      </text:list>
      <text:h text:style-name="P2" text:outline-level="5"><text:span text:style-name="T5">3.</text:span><text:a xlink:type="simple" xlink:href="http://www.careerride.com/Struts-navigation-flow.aspx" text:style-name="Internet_20_link" text:visited-style-name="Visited_20_Internet_20_Link"><text:span text:style-name="T12">Explain Struts navigation flow.</text:span></text:a></text:h>
      <text:p text:style-name="P6"><text:span text:style-name="Strong_20_Emphasis"><text:span text:style-name="T18"><text:s/></text:span></text:span><text:span text:style-name="Strong_20_Emphasis"><text:span text:style-name="T23">answer</text:span></text:span><text:span text:style-name="Strong_20_Emphasis"><text:span text:style-name="T18">:</text:span></text:span><text:span text:style-name="T18">When an action servlet gets the request, it initiates the servlet-config.xml<text:line-break/>It selects an appropriate page as per the mapping...</text:span></text:p>
      <text:h text:style-name="P2" text:outline-level="5"><text:span text:style-name="T5">4.</text:span><text:a xlink:type="simple" xlink:href="http://www.careerride.com/Struts-design-patterns.aspx" text:style-name="Internet_20_link" text:visited-style-name="Visited_20_Internet_20_Link"><text:span text:style-name="T12">Explain the design patterns used in Struts.</text:span></text:a></text:h>
      <text:p text:style-name="P6"><text:span text:style-name="Strong_20_Emphasis"><text:span text:style-name="T18"><text:s/></text:span></text:span><text:span text:style-name="Strong_20_Emphasis"><text:span text:style-name="T23">answer</text:span></text:span><text:span text:style-name="Strong_20_Emphasis"><text:span text:style-name="T18">:</text:span></text:span><text:span text:style-name="T18">The Struts design pattern has N-tier architecture. This includes MVC architecture, Web applications characters, struts framework which includes – architecture, design patterns and coding idioms..<text:line-break/>5</text:span><text:span text:style-name="T5">.</text:span><text:a xlink:type="simple" xlink:href="http://www.careerride.com/Struts-kinds-of-actions.aspx" text:style-name="Internet_20_link" text:visited-style-name="Visited_20_Internet_20_Link"><text:span text:style-name="T12">Explain the different kinds of actions in Struts.</text:span></text:a></text:p>
      <text:p text:style-name="P6"><text:span text:style-name="Strong_20_Emphasis"><text:span text:style-name="T18"><text:s/></text:span></text:span><text:span text:style-name="Strong_20_Emphasis"><text:span text:style-name="T23">answer</text:span></text:span><text:span text:style-name="Strong_20_Emphasis"><text:span text:style-name="T18">:</text:span></text:span><text:span text:style-name="T18">The different kinds of actions are done by the following:<text:line-break/>DispatchAction, ActionDispatcher , LookupDispatchAction...<text:line-break/>6</text:span><text:span text:style-name="T5">.</text:span><text:a xlink:type="simple" xlink:href="http://www.careerride.com/Struts-what-is-action-class.aspx" text:style-name="Internet_20_link" text:visited-style-name="Visited_20_Internet_20_Link"><text:span text:style-name="T12">What is Action Class?</text:span></text:a></text:p>
      <text:p text:style-name="P6"><text:span text:style-name="Strong_20_Emphasis"><text:span text:style-name="T18"><text:s/></text:span></text:span><text:span text:style-name="Strong_20_Emphasis"><text:span text:style-name="T23">answer</text:span></text:span><text:span text:style-name="Strong_20_Emphasis"><text:span text:style-name="T18">:</text:span></text:span><text:span text:style-name="T18">This class is extended by the org.apache.struts.action.Action class. The business logic is wrapped by the Action class and this class provides an interface to the Model of the application<text:line-break/>7</text:span><text:span text:style-name="T5">.</text:span><text:a xlink:type="simple" xlink:href="http://www.careerride.com/Struts-what-is-ActionForm.aspx" text:style-name="Internet_20_link" text:visited-style-name="Visited_20_Internet_20_Link"><text:span text:style-name="T12">What is ActionForm?</text:span></text:a></text:p>
      <text:p text:style-name="P6"><text:span text:style-name="Strong_20_Emphasis"><text:span text:style-name="T18"><text:s/></text:span></text:span><text:span text:style-name="Strong_20_Emphasis"><text:span text:style-name="T23">answer</text:span></text:span><text:span text:style-name="Strong_20_Emphasis"><text:span text:style-name="T18">:</text:span></text:span><text:span text:style-name="T18">ActionForm is a Java bean that associates one or more ActionMappings. The bean is initialized from the corresponding parameters of requests well before the Action.execute method is invoked.<text:line-break/>8</text:span><text:span text:style-name="T5">.</text:span><text:a xlink:type="simple" xlink:href="http://www.careerride.com/Struts-action-and-DispatchAction-classes.aspx" text:style-name="Internet_20_link" text:visited-style-name="Visited_20_Internet_20_Link"><text:span text:style-name="T12">Describe the main difference between Action and DispatchAction classes.</text:span></text:a></text:p>
      <text:p text:style-name="P6"><text:span text:style-name="Strong_20_Emphasis"><text:span text:style-name="T18"><text:s/></text:span></text:span><text:span text:style-name="Strong_20_Emphasis"><text:span text:style-name="T23">answer</text:span></text:span><text:span text:style-name="Strong_20_Emphasis"><text:span text:style-name="T18">:</text:span></text:span><text:span text:style-name="T18">Grouping related actions into one class is possible using DispatchAction class. But in Action class a group related action into one class is not possible..Several changes need to be done, when one plans to group the related action using Action class..<text:line-break/>9</text:span><text:span text:style-name="T5">.</text:span><text:a xlink:type="simple" xlink:href="http://www.careerride.com/Struts-switch-action-and-forwardAction.aspx" text:style-name="Internet_20_link" text:visited-style-name="Visited_20_Internet_20_Link"><text:span text:style-name="T12">What is switch action &amp; forwardAction in struts?</text:span></text:a></text:p>
      <text:p text:style-name="P6"><text:span text:style-name="Strong_20_Emphasis"><text:span text:style-name="T18"><text:s/></text:span></text:span><text:span text:style-name="Strong_20_Emphasis"><text:span text:style-name="T23">answer</text:span></text:span><text:span text:style-name="Strong_20_Emphasis"><text:span text:style-name="T18">:</text:span></text:span><text:span text:style-name="T18">A SwitchAction is like an Action which switches between modules and forwards the control to the URI that is specified in the new module.<text:line-break/>10</text:span><text:span text:style-name="T5">.</text:span><text:a xlink:type="simple" xlink:href="http://www.careerride.com/Struts-LookupDispatch-action.aspx" text:style-name="Internet_20_link" text:visited-style-name="Visited_20_Internet_20_Link"><text:span text:style-name="T12">What is LookupDispatch Action?</text:span></text:a></text:p>
      <text:p text:style-name="P6"><text:span text:style-name="Strong_20_Emphasis"><text:span text:style-name="T18"><text:s/></text:span></text:span><text:span text:style-name="Strong_20_Emphasis"><text:span text:style-name="T23">answer</text:span></text:span><text:span text:style-name="Strong_20_Emphasis"><text:span text:style-name="T18">:</text:span></text:span><text:span text:style-name="T18">LookupDispatch is similar to ActionDispatch. It distinguishes the ActionDispatch that uses the request parameter’s values which performs a reverse lookup from resource bundle which uses the value of parameters and match it to a method in the class...</text:span></text:p>
      <text:h text:style-name="P2" text:outline-level="5"><text:soft-page-break/><text:span text:style-name="T5">11.</text:span><text:a xlink:type="simple" xlink:href="http://www.careerride.com/Struts-ForwardAction-and-IncludeAction.aspx" text:style-name="Internet_20_link" text:visited-style-name="Visited_20_Internet_20_Link"><text:span text:style-name="T12">Explain the difference between ForwardAction and IncludeAction.</text:span></text:a></text:h>
      <text:p text:style-name="P6"><text:span text:style-name="Strong_20_Emphasis"><text:span text:style-name="T18"><text:s/></text:span></text:span><text:span text:style-name="Strong_20_Emphasis"><text:span text:style-name="T23">answer</text:span></text:span><text:span text:style-name="Strong_20_Emphasis"><text:span text:style-name="T18">:</text:span></text:span><text:span text:style-name="T18">Forwarding to a specified URL is provided by the ForwardAction. The mechanism to include the specified URL contents is proveided by the IncludeAction<text:line-break/>12</text:span><text:span text:style-name="T5">.</text:span><text:a xlink:type="simple" xlink:href="http://www.careerride.com/Struts-specific-HTML-tags.aspx" text:style-name="Internet_20_link" text:visited-style-name="Visited_20_Internet_20_Link"><text:span text:style-name="T12">Explain the difference between Html tags and Struts specific HTML Tags.</text:span></text:a></text:p>
      <text:p text:style-name="P6"><text:span text:style-name="Strong_20_Emphasis"><text:span text:style-name="T18"><text:s/></text:span></text:span><text:span text:style-name="Strong_20_Emphasis"><text:span text:style-name="T23">answer</text:span></text:span><text:span text:style-name="Strong_20_Emphasis"><text:span text:style-name="T18">:</text:span></text:span><text:span text:style-name="T18">HTML tags are static and Struts tags are dynamic.<text:line-break/>Struts tags can be created by the page authors.<text:line-break/>13</text:span><text:span text:style-name="T5">.</text:span><text:a xlink:type="simple" xlink:href="http://www.careerride.com/Struts-config.xml.aspx" text:style-name="Internet_20_link" text:visited-style-name="Visited_20_Internet_20_Link"><text:span text:style-name="T12">What are the contents of web.xml and struts-config.xml? Explain the difference between them.</text:span></text:a></text:p>
      <text:p text:style-name="P6"><text:span text:style-name="Strong_20_Emphasis"><text:span text:style-name="T18"><text:s/></text:span></text:span><text:span text:style-name="Strong_20_Emphasis"><text:span text:style-name="T23">answer</text:span></text:span><text:span text:style-name="Strong_20_Emphasis"><text:span text:style-name="T18">:</text:span></text:span><text:span text:style-name="T18">The web.xml file contains the information that is used by servlets and JSPs. The file includes the description of the application, information about servlets, mapping information for servlets and URL, JSP configuration information....<text:line-break/>14</text:span><text:span text:style-name="T5">.</text:span><text:a xlink:type="simple" xlink:href="http://www.careerride.com/Struts-web.xml-and-sturts-config.xm.aspx" text:style-name="Internet_20_link" text:visited-style-name="Visited_20_Internet_20_Link"><text:span text:style-name="T12">Differences between web.xml and sturts-config.xml</text:span></text:a></text:p>
      <text:p text:style-name="P6"><text:span text:style-name="Strong_20_Emphasis"><text:span text:style-name="T18"><text:s/></text:span></text:span><text:span text:style-name="Strong_20_Emphasis"><text:span text:style-name="T23">answer</text:span></text:span><text:span text:style-name="Strong_20_Emphasis"><text:span text:style-name="T18">:</text:span></text:span><text:span text:style-name="T18">web.xml is utilized to make connections between web application and the web container, where as the struts-config.xml is utilized to establish the connections between the controller and the view of MVC architecture..</text:span></text:p>
      <text:h text:style-name="P2" text:outline-level="5"><text:span text:style-name="T5">15.</text:span><text:a xlink:type="simple" xlink:href="http://www.careerride.com/Struts-how-to-communicate-from-struts-to-ejb.aspx" text:style-name="Internet_20_link" text:visited-style-name="Visited_20_Internet_20_Link"><text:span text:style-name="T12">Explain how to communicate from struts to ejb.</text:span></text:a></text:h>
      <text:p text:style-name="P6"><text:span text:style-name="Strong_20_Emphasis"><text:span text:style-name="T18"><text:s/></text:span></text:span><text:span text:style-name="Strong_20_Emphasis"><text:span text:style-name="T23">answer</text:span></text:span><text:span text:style-name="Strong_20_Emphasis"><text:span text:style-name="T18">:</text:span></text:span><text:span text:style-name="T18">The Struts framework strictly implements MVC pattern. The execute() method of Action class can be invoked to interact with the Model part of MVC. An EJB may contain a model. The model methods can be invoked by the execute() method.<text:line-break/>16</text:span><text:span text:style-name="T5">.</text:span><text:a xlink:type="simple" xlink:href="http://www.careerride.com/Struts-Define.aspx" text:style-name="Internet_20_link" text:visited-style-name="Visited_20_Internet_20_Link"><text:span text:style-name="T12">Define Struts.</text:span></text:a></text:p>
      <text:p text:style-name="P6"><text:span text:style-name="Strong_20_Emphasis"><text:span text:style-name="T18"><text:s/></text:span></text:span><text:span text:style-name="Strong_20_Emphasis"><text:span text:style-name="T23">answer</text:span></text:span><text:span text:style-name="Strong_20_Emphasis"><text:span text:style-name="T18">:</text:span></text:span><text:span text:style-name="T18">Struts is a framework for creating Java web applications. Web applications differ from conventional websites in that web applications can create a dynamic response. Due to the blend of database, design and control flow codes of JSP, the larger applications become difficult to maintain..<text:line-break/>17</text:span><text:span text:style-name="T5">.</text:span><text:a xlink:type="simple" xlink:href="http://www.careerride.com/Struts-Action-form-classes.aspx" text:style-name="Internet_20_link" text:visited-style-name="Visited_20_Internet_20_Link"><text:span text:style-name="T12">What are action form classes in Struts?</text:span></text:a></text:p>
      <text:p text:style-name="P6"><text:span text:style-name="Strong_20_Emphasis"><text:span text:style-name="T18"><text:s/></text:span></text:span><text:span text:style-name="Strong_20_Emphasis"><text:span text:style-name="T23">answer</text:span></text:span><text:span text:style-name="Strong_20_Emphasis"><text:span text:style-name="T18">:</text:span></text:span><text:span text:style-name="T18">The Action is part of the controller. Action Class is used to translate the HttpServletRequest to the business logic. To do this we need to overwrite the execute() method...<text:line-break/>18</text:span><text:span text:style-name="T5">.</text:span><text:a xlink:type="simple" xlink:href="http://www.careerride.com/Struts-ActionServlet.aspx" text:style-name="Internet_20_link" text:visited-style-name="Visited_20_Internet_20_Link"><text:span text:style-name="T12">What is ActionServlet?</text:span></text:a></text:p>
      <text:p text:style-name="P6"><text:span text:style-name="Strong_20_Emphasis"><text:span text:style-name="T18"><text:s/></text:span></text:span><text:span text:style-name="Strong_20_Emphasis"><text:span text:style-name="T23">answer</text:span></text:span><text:span text:style-name="Strong_20_Emphasis"><text:span text:style-name="T18">:</text:span></text:span><text:span text:style-name="T18">It is a class in org.apache.struts.action. It plays the role of a controller in the Jakarta Struts Framework..........<text:line-break/>19</text:span><text:span text:style-name="T5">.</text:span><text:a xlink:type="simple" xlink:href="http://www.careerride.com/Struts-Validator-Framework.aspx" text:style-name="Internet_20_link" text:visited-style-name="Visited_20_Internet_20_Link"><text:span text:style-name="T12">What is Struts Validator Framework?</text:span></text:a></text:p>
      <text:p text:style-name="P6"><text:span text:style-name="Strong_20_Emphasis"><text:span text:style-name="T18"><text:s/></text:span></text:span><text:span text:style-name="Strong_20_Emphasis"><text:span text:style-name="T23">answer</text:span></text:span><text:span text:style-name="Strong_20_Emphasis"><text:span text:style-name="T18">:</text:span></text:span><text:span text:style-name="T18">The validation of data, whether on the Client side browser form or on the server side, can be done with the help of Struts Validator Framework..</text:span></text:p>
      <text:h text:style-name="P2" text:outline-level="5"><text:span text:style-name="T5">20.</text:span><text:a xlink:type="simple" xlink:href="http://www.careerride.com/Struts-directory-structure.aspx" text:style-name="Internet_20_link" text:visited-style-name="Visited_20_Internet_20_Link"><text:span text:style-name="T12">Explain directory structure for a struts folder.</text:span></text:a></text:h>
      <text:p text:style-name="P3"><text:span text:style-name="Strong_20_Emphasis"><text:span text:style-name="T23">answer</text:span></text:span><text:span text:style-name="Strong_20_Emphasis"><text:span text:style-name="T18">:</text:span></text:span><text:span text:style-name="T18">META-INF: Contains meta information. Used by utilities etc.<text:line-break/>WEB-INF/classes: This is where you place you own Java classes.<text:line-break/>WEB-INF/classes/ApplicationResources.properties: Contains the messages (fixed texts) of the application. Error messages are also put here.</text:span></text:p>
      <text:p text:style-name="P5"><text:soft-page-break/><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angal1" svg:font-family="Mangal"/>
    <style:font-face style:name="OpenSymbol" svg:font-family="OpenSymbol"/>
    <style:font-face style:name="sans-serif" svg:font-family="sans-serif, Arial, Verdana,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04T12:22:53.11</meta:creation-date>
    <dc:date>2015-11-04T18:32:23.40</dc:date>
    <meta:editing-duration>PT5H25M29S</meta:editing-duration>
    <meta:editing-cycles>3</meta:editing-cycles>
    <meta:generator>OpenOffice/4.1.1$Win32 OpenOffice.org_project/411m6$Build-9775</meta:generator>
    <meta:document-statistic meta:table-count="0" meta:image-count="0" meta:object-count="0" meta:page-count="3" meta:paragraph-count="28" meta:word-count="682" meta:character-count="4715"/>
  </office:meta>
</office:document-meta>
</file>